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table:style-name="ce2"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table:style-name="ce2" office:value-type="time" office:time-value="PT13H55M22.407839834S" calcext:value-type="time">
            <text:p>01:55:22 PM</text:p>
          </table:table-cell>
          <table:table-cell table:style-name="ce2"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table:style-name="ce2"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table:style-name="ce2" office:value-type="time" office:time-value="PT12H51M02.380483347S" calcext:value-type="time">
            <text:p>12:51:02 PM</text:p>
          </table:table-cell>
          <table:table-cell table:style-name="ce2" office:value-type="time" office:time-value="PT16H58M06.9361152S" calcext:value-type="time">
            <text:p>04:58:06 PM</text:p>
          </table:table-cell>
          <table:table-cell table:formula="of:=IF([.F3]-[.E3] &gt; 0; [.F3]-[.E3]; 0)" office:value-type="time" office:time-value="PT04H07M04.555632S" calcext:value-type="time">
            <text:p>04:07:05</text:p>
          </table:table-cell>
          <table:table-cell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table:style-name="ce2" office:value-type="time" office:time-value="PT12H25M06.9258052S" calcext:value-type="time">
            <text:p>12:25:06 PM</text:p>
          </table:table-cell>
          <table:table-cell table:formula="of:=IF([.C4]-[.B4] &gt; 0; [.C4]-[.B4]; 0)" office:value-type="time" office:time-value="PT04H15M28.334885S" calcext:value-type="time">
            <text:p>04:15:28</text:p>
          </table:table-cell>
          <table:table-cell table:number-columns-repeated="2"/>
          <table:table-cell table:formula="of:=IF([.F4]-[.E4] &gt; 0; [.F4]-[.E4]; 0)" office:value-type="time" office:time-value="PT00H00M00S" calcext:value-type="time">
            <text:p>00:00:00</text:p>
          </table:table-cell>
          <table:table-cell table:formula="of:=[.D4]+[.G4]" office:value-type="time" office:time-value="PT04H15M28.334885S" calcext:value-type="time">
            <text:p>04:15:28</text:p>
          </table:table-cell>
          <table:table-cell office:value-type="string" calcext:value-type="string">
            <text:p>Avatar pickup fix, item trail improvements, medkits, </text:p>
          </table:table-cell>
        </table:table-row>
        <table:table-row table:style-name="ro1">
          <table:table-cell table:style-name="Default" table:number-columns-repeated="2"/>
          <table:table-cell/>
          <table:table-cell table:formula="of:=IF([.C5]-[.B5] &gt; 0; [.C5]-[.B5]; 0)" office:value-type="time" office:time-value="PT00H00M00S" calcext:value-type="time">
            <text:p>00:00:00</text:p>
          </table:table-cell>
          <table:table-cell table:number-columns-repeated="2"/>
          <table:table-cell table:formula="of:=IF([.F5]-[.E5] &gt; 0; [.F5]-[.E5]; 0)" office:value-type="time" office:time-value="PT00H00M00S" calcext:value-type="time">
            <text:p>00:00:00</text:p>
          </table:table-cell>
          <table:table-cell table:formula="of:=[.D5]+[.G5]"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IF([.C6]-[.B6] &gt; 0; [.C6]-[.B6]; 0)" office:value-type="time" office:time-value="PT00H00M00S" calcext:value-type="time">
            <text:p>00:00:00</text:p>
          </table:table-cell>
          <table:table-cell table:number-columns-repeated="2"/>
          <table:table-cell table:formula="of:=IF([.F6]-[.E6] &gt; 0; [.F6]-[.E6]; 0)" office:value-type="time" office:time-value="PT00H00M00S" calcext:value-type="time">
            <text:p>00:00:00</text:p>
          </table:table-cell>
          <table:table-cell table:formula="of:=[.D6]+[.G6]" office:value-type="time" office:time-value="PT00H00M00S" calcext:value-type="time">
            <text:p>00:00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08:15:50.140436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5T11:55:52.945364057</dc:date>
    <dc:creator>Benjamin Laws</dc:creator>
    <meta:editing-duration>PT20H30M16S</meta:editing-duration>
    <meta:editing-cycles>29</meta:editing-cycles>
    <meta:generator>LibreOffice/7.0.6.2$MacOSX_X86_64 LibreOffice_project/144abb84a525d8e30c9dbbefa69cbbf2d8d4ae3b</meta:generator>
    <meta:document-statistic meta:table-count="1" meta:cell-count="40" meta:object-count="0"/>
  </office:meta>
</office:document-meta>
</file>